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5e750" officeooo:paragraph-rsid="0015e750"/>
    </style:style>
    <style:style style:name="P2" style:family="paragraph" style:parent-style-name="Standard">
      <style:text-properties officeooo:rsid="0015e750" officeooo:paragraph-rsid="00172ef0"/>
    </style:style>
    <style:style style:name="P3" style:family="paragraph" style:parent-style-name="Standard">
      <style:text-properties officeooo:rsid="0015e750" officeooo:paragraph-rsid="0019cb2f"/>
    </style:style>
    <style:style style:name="P4" style:family="paragraph" style:parent-style-name="Standard">
      <style:text-properties officeooo:rsid="00172ef0" officeooo:paragraph-rsid="0015e750"/>
    </style:style>
    <style:style style:name="P5" style:family="paragraph" style:parent-style-name="Standard">
      <style:text-properties officeooo:rsid="00172ef0" officeooo:paragraph-rsid="00172ef0"/>
    </style:style>
    <style:style style:name="P6" style:family="paragraph" style:parent-style-name="Standard">
      <style:text-properties officeooo:rsid="001965cf" officeooo:paragraph-rsid="001965cf"/>
    </style:style>
    <style:style style:name="P7" style:family="paragraph" style:parent-style-name="Standard">
      <style:text-properties officeooo:rsid="0019cb2f" officeooo:paragraph-rsid="0019cb2f"/>
    </style:style>
    <style:style style:name="P8" style:family="paragraph" style:parent-style-name="Standard">
      <style:text-properties fo:font-size="14pt" fo:font-weight="bold" officeooo:rsid="0015e750" officeooo:paragraph-rsid="0015e750" style:font-size-asian="14pt" style:font-weight-asian="bold" style:font-size-complex="14pt" style:font-weight-complex="bold"/>
    </style:style>
    <style:style style:name="T1" style:family="text">
      <style:text-properties officeooo:rsid="00172ef0"/>
    </style:style>
    <style:style style:name="T2" style:family="text">
      <style:text-properties officeooo:rsid="0019cb2f"/>
    </style:style>
    <style:style style:name="T3" style:family="text">
      <style:text-properties officeooo:rsid="001aed5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Etapas de ajustes do projeto</text:p>
      <text:p text:style-name="P1"/>
      <text:p text:style-name="P1"/>
      <text:p text:style-name="P1">Abra o terminal e vá até a pasta do projeto, <text:span text:style-name="T1">n</text:span>o meu caso:</text:p>
      <text:p text:style-name="P1"/>
      <text:p text:style-name="P1">: ~$ <text:s/>cd Desktop/</text:p>
      <text:p text:style-name="P1"/>
      <text:p text:style-name="P1">:~/Desktop$ cd intro-pyspark/</text:p>
      <text:p text:style-name="P1"/>
      <text:p text:style-name="P1"/>
      <text:p text:style-name="P1">Já dentro da pasta e ainda no terminal, execute os seguintes comandos:</text:p>
      <text:p text:style-name="P4"/>
      <text:p text:style-name="P1">:~/Desktop/intro-pyspark$ <text:span text:style-name="T1">poetry new my-project</text:span></text:p>
      <text:p text:style-name="P5"># utilizaremos o “poetry” para criar uma nova pasta chamada “my-project”</text:p>
      <text:p text:style-name="P5"/>
      <text:p text:style-name="P5"/>
      <text:p text:style-name="P5">E agora, entre na nova pasta:</text:p>
      <text:p text:style-name="P5"/>
      <text:p text:style-name="P2">:~/Desktop/intro-pyspark/<text:span text:style-name="T1">new my-project$</text:span></text:p>
      <text:p text:style-name="P2"/>
      <text:p text:style-name="P5"/>
      <text:p text:style-name="P5">Dentro da pasta instale o “pyspark” com o seguinte comando</text:p>
      <text:p text:style-name="P5"/>
      <text:p text:style-name="P5">OBS.: antes da etapa de instalação, execute o comado para saber a versão do “pyspark” instalado na sua máquina. Pra assim instalar a versão compátivel <text:s/>com o seu SO.</text:p>
      <text:p text:style-name="P5"/>
      <text:p text:style-name="P2">:~/Desktop/intro-pyspark/<text:span text:style-name="T1">new my-project$ pyspark –version</text:span></text:p>
      <text:p text:style-name="P2"/>
      <text:p text:style-name="P6">No meu SO a versão é 3.2.4</text:p>
      <text:p text:style-name="P2"/>
      <text:p text:style-name="P5"/>
      <text:p text:style-name="P5">Agora vamos instalar o “pyspark”</text:p>
      <text:p text:style-name="P5"/>
      <text:p text:style-name="P2">:~/Desktop/intro-pyspark/<text:span text:style-name="T1">new my-project$ </text:span><text:span text:style-name="T2">poetry add pyspark==3.2.4</text:span></text:p>
      <text:p text:style-name="P2"/>
      <text:p text:style-name="P7"/>
      <text:p text:style-name="P7">Adicionar o “jupyter lab”</text:p>
      <text:p text:style-name="P7"/>
      <text:p text:style-name="P3">:~/Desktop/intro-pyspark/<text:span text:style-name="T1">new my-project$ </text:span><text:span text:style-name="T2">poetry add jupyterlab</text:span></text:p>
      <text:p text:style-name="P7"/>
      <text:p text:style-name="P7"/>
      <text:p text:style-name="P7">Vamos iniciar o “shell” com o “poetry”</text:p>
      <text:p text:style-name="P7"/>
      <text:p text:style-name="P3">:~/Desktop/intro-pyspark/<text:span text:style-name="T1">new my-project$ </text:span><text:span text:style-name="T2">poetry shell</text:span></text:p>
      <text:p text:style-name="P3"/>
      <text:p text:style-name="P3"/>
      <text:p text:style-name="P7"><text:span text:style-name="T3">Pra finalizar, vamos i</text:span>nicializar o “jupyter lab”</text:p>
      <text:p text:style-name="P7"/>
      <text:p text:style-name="P3">:~/Desktop/intro-pyspark/<text:span text:style-name="T1">new my-project$ </text:span><text:span text:style-name="T3">jupyter-lab</text:span></text:p>
      <text:p text:style-name="P3"/>
      <text:p text:style-name="P3"/>
      <text:p text:style-name="P3"/>
      <text:p text:style-name="P1"><text:soft-page-break/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5T15:15:44.605576449</meta:creation-date>
    <dc:date>2024-02-25T16:11:14.792317909</dc:date>
    <meta:editing-duration>PT1M57S</meta:editing-duration>
    <meta:editing-cycles>1</meta:editing-cycles>
    <meta:document-statistic meta:table-count="0" meta:image-count="0" meta:object-count="0" meta:page-count="2" meta:paragraph-count="21" meta:word-count="150" meta:character-count="1071" meta:non-whitespace-character-count="940"/>
    <meta:generator>LibreOffice/7.3.7.2$Linux_X86_64 LibreOffice_project/30$Build-2</meta:generator>
  </office:meta>
</office:document-meta>
</file>